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rsid="0010e455" officeooo:paragraph-rsid="0010e455" style:font-size-asian="10.5pt" style:font-size-complex="12pt"/>
    </style:style>
    <style:style style:name="P9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0e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2"> </text:span></text:p>
      <text:p text:style-name="P8">03/14/2025</text:p>
      <text:p text:style-name="P1"/>
      <text:p text:style-name="P5"><text:span text:style-name="T1">S</text:span>pell <text:span text:style-name="T1">P</text:span>urpose Goal:<text:span text:style-name="T2"> </text:span><text:span text:style-name="T3">To free myself and ex from an old love spell</text:span></text:p>
      <text:p text:style-name="P1"/>
      <text:p text:style-name="P6"><text:span text:style-name="T1">S</text:span>pell <text:span text:style-name="T1">T</text:span>arget person/people or group:<text:span text:style-name="T2"> </text:span><text:span text:style-name="T3">Tiffany Messner and James widing 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 </text:span></text:p>
      <text:p text:style-name="P2"/>
      <text:p text:style-name="P6">Spell Summary:<text:span text:style-name="T2"> 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17:06.579592661</dc:date>
    <meta:editing-duration>PT9M2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8" meta:character-count="254" meta:non-whitespace-character-count="218"/>
  </office:meta>
</office:document-meta>
</file>